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itemNo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orderNo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/>
          <table:table-cell office:value-type="string" calcext:value-type="string">
            <text:p>unit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orderQty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/>
          <table:table-cell office:value-type="string" calcext:value-type="string">
            <text:p>shippedQty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/>
          <table:table-cell office:value-type="string" calcext:value-type="string">
            <text:p>unitPrice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price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/>
          <table:table-cell office:value-type="string" calcext:value-type="string">
            <text:p>spoilageAllowance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/>
          <table:table-cell office:value-type="string" calcext:value-type="string">
            <text:p>totalAllowance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/>
          <table:table-cell office:value-type="string" calcext:value-type="string">
            <text:p>totalPrice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table:number-columns-repeated="2"/>
          <table:table-cell table:formula="of:=SUM([.C2:.C12])" office:value-type="float" office:value="100" calcext:value-type="float">
            <text:p>100</text:p>
          </table:table-cell>
          <table:table-cell table:formula="of:=SUM([.D2:.D12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09:00:43.377326413</meta:creation-date>
    <dc:date>2018-11-01T09:14:32.853278200</dc:date>
    <meta:editing-duration>PT13M49S</meta:editing-duration>
    <meta:editing-cycles>3</meta:editing-cycles>
    <meta:generator>LibreOffice/5.1.6.2$Linux_X86_64 LibreOffice_project/10m0$Build-2</meta:generator>
    <meta:document-statistic meta:table-count="1" meta:cell-count="35" meta:object-count="0"/>
  </office:meta>
</office:document-meta>
</file>